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text-properties style:font-name="Times New Roman" fo:font-size="14.0pt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 New Roman" fo:font-size="14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number text:level="1" style:num-suffix="." style:num-format="1">
        <style:list-level-properties text:space-before="0.25in" text:min-label-width="0.25in"/>
      </text:list-level-style-number>
    </text:list-style>
    <text:list-style style:name="L2">
      <text:list-level-style-bullet text:level="1" text:bullet-char="⁃">
        <style:list-level-properties text:space-before="0.25in" text:min-label-width="0.25in"/>
      </text:list-level-style-bullet>
    </text:list-style>
  </office:automatic-styles>
  <office:body>
    <office:text>
      <text:p text:style-name="P1">Дано:<text:line-break/>Текстовый файлик со ссылками на картинки (https://it-link.ru/test/images.txt).</text:p>
      <text:p text:style-name="P1">В каждой строке в нём могут быть ссылки на картинки, ссылки не на картинки, и совсем не ссылки.</text:p>
      <text:p text:style-name="P1"/>
      <text:p text:style-name="P1"/>
      <text:p text:style-name="P1"/>
      <text:p text:style-name="P1">Надо сделать приложение с двумя экранами:</text:p>
      <text:p text:style-name="P1"/>
      <text:list text:style-name="L1">
        <text:list-item>
          <text:p text:style-name="P2">Грид с превьюшками картинок (уменьшёнными до приемлемых размеров, не оригиналами).<text:line-break/>На местах не-картинок и не-ссылок нужны заглушки.<text:line-break/></text:p>
        </text:list-item>
        <text:list-item>
          <text:p text:style-name="P2">По нажатию на превьюшку — оригинал картинки целиком.</text:p>
        </text:list-item>
      </text:list>
      <text:p text:style-name="P1"/>
      <text:p text:style-name="P1"/>
      <text:p text:style-name="P1"/>
      <text:p text:style-name="P1">Проверка приложения будет проходить в симуляторе, на iPhone и на iPad с актуальной версией iOS.</text:p>
      <text:p text:style-name="P1"/>
      <text:p text:style-name="P1"/>
      <text:p text:style-name="P1"/>
      <text:p text:style-name="P1">Обязательно:</text:p>
      <text:p text:style-name="P1"/>
      <text:list text:style-name="L2">
        <text:list-item>
          <text:p text:style-name="P2">Автоматически выкачивать файл с сервера, после запуска приложения.<text:line-break/>После скачивания файл можно кэшировать на диске в приватном каталоге приложения.<text:line-break/>Не сохранять файл в сам проект.<text:line-break/></text:p>
        </text:list-item>
        <text:list-item>
          <text:p text:style-name="P2">Если файл не загрузился, то при появлении сети автоматически загрузить снова.<text:line-break/></text:p>
        </text:list-item>
        <text:list-item>
          <text:p text:style-name="P2">Уметь поворот экрана, менять количество столбцов в зависимости от ширины экрана, исходя из расчёта ширины ячейки 100-120 «пикселей».<text:line-break/></text:p>
        </text:list-item>
        <text:list-item>
          <text:p text:style-name="P2">Кэшировать оригиналы картинок и превьюшки на диск.<text:line-break/>При повторном открытии картинки и при повторном запуске приложения ранее сохранённые превьюшки и оригиналы картинок следует загружать с диска.<text:line-break/></text:p>
        </text:list-item>
        <text:list-item>
          <text:p text:style-name="P2">Если url валидный, но картинка не загрузилась, то возможность повторить загрузку.<text:line-break/></text:p>
        </text:list-item>
        <text:list-item>
          <text:p text:style-name="P2">Ночная тема.</text:p>
        </text:list-item>
      </text:list>
      <text:p text:style-name="P1"/>
      <text:p text:style-name="P1"/>
      <text:p text:style-name="P1"/>
      <text:p text:style-name="P1">Бонусные задачи на экране с оригиналами картинок:</text:p>
      <text:p text:style-name="P1"/>
      <text:list text:style-name="L2">
        <text:list-item>
          <text:p text:style-name="P2">Приближение картинки пальцами.<text:line-break/></text:p>
        </text:list-item>
        <text:list-item>
          <text:p text:style-name="P2">Перелистывание картинок.<text:line-break/></text:p>
        </text:list-item>
        <text:list-item>
          <text:p text:style-name="P2">Переключение в полноэкранный режим и обратно по нажатию на картинку или пустое пространство: скрывать и показывать обратно топбар приложения, системные уведомления и системную панель навигации.<text:line-break/></text:p>
        </text:list-item>
        <text:list-item>
          <text:p text:style-name="P2">Поделиться url картинки с другими приложениями, в том числе открыть в браузере.</text:p>
        </text:list-item>
      </text:list>
      <text:p text:style-name="P1"/>
      <text:p text:style-name="P1"/>
      <text:p text:style-name="P1"/>
      <text:p text:style-name="P1">Вместе с результатами задания следует указать версию Xcode для сборки приложения и диапазон поддерживаемых версий i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1</meta:generator>
    <meta:initial-creator>Name Surname</meta:initial-creator>
  </office:meta>
</office:document-meta>
</file>